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2000001182758FAD49C557FFB.png" manifest:media-type="image/png"/>
  <manifest:file-entry manifest:full-path="Pictures/100002010000025D000001547F7DF404B6BDE392.png" manifest:media-type="image/png"/>
  <manifest:file-entry manifest:full-path="Pictures/100002010000025D000001542268A3E14CB7615D.png" manifest:media-type="image/png"/>
  <manifest:file-entry manifest:full-path="Pictures/10000201000001E00000010EC30F81324A222377.png" manifest:media-type="image/png"/>
  <manifest:file-entry manifest:full-path="Pictures/100002010000025D000001545D079210E591306D.png" manifest:media-type="image/png"/>
  <manifest:file-entry manifest:full-path="Pictures/10000201000001DF0000010EDAD04E26DD4730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e8c" officeooo:paragraph-rsid="001ace8c"/>
    </style:style>
    <style:style style:name="P2" style:family="paragraph" style:parent-style-name="Standard">
      <style:paragraph-properties fo:text-align="center" style:justify-single-word="false"/>
      <style:text-properties officeooo:rsid="001ace8c" officeooo:paragraph-rsid="001ace8c"/>
    </style:style>
    <style:style style:name="P3" style:family="paragraph" style:parent-style-name="Standard">
      <style:paragraph-properties fo:text-align="start" style:justify-single-word="false"/>
      <style:text-properties officeooo:rsid="001ace8c" officeooo:paragraph-rsid="001ace8c"/>
    </style:style>
    <style:style style:name="T1" style:family="text">
      <style:text-properties officeooo:rsid="001b6113"/>
    </style:style>
    <style:style style:name="T2" style:family="text">
      <style:text-properties officeooo:rsid="001d41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 Barbes and Harrison Colborne</text:p>
      <text:p text:style-name="P1">11/1/2023</text:p>
      <text:p text:style-name="P2">Lab08 Re<text:span text:style-name="T1">port</text:span></text:p>
      <text:p text:style-name="P3"><draw:frame draw:style-name="fr2" draw:name="Image5" text:anchor-type="char" svg:x="-0.3354in" svg:y="0.0547in" svg:width="3.6354in" svg:height="2.0492in" draw:z-index="4"><draw:image xlink:href="Pictures/10000201000001DF0000010EDAD04E26DD47309D.png" xlink:type="simple" xlink:show="embed" xlink:actuate="onLoad" draw:mime-type="image/png"/></draw:frame><draw:frame draw:style-name="fr2" draw:name="Image4" text:anchor-type="char" svg:x="3.2992in" svg:y="0.0791in" svg:width="3.5992in" svg:height="2.0252in" draw:z-index="3"><draw:image xlink:href="Pictures/10000201000001E00000010EC30F81324A222377.png" xlink:type="simple" xlink:show="embed" xlink:actuate="onLoad" draw:mime-type="image/png"/></draw:frame></text:p>
      <text:p text:style-name="P3"><draw:frame draw:style-name="fr2" draw:name="Image6" text:anchor-type="char" svg:x="-0.2744in" svg:y="0.0484in" svg:width="3.6972in" svg:height="2.078in" draw:z-index="5"><draw:image xlink:href="Pictures/100002010000025D000001542268A3E14CB7615D.png" xlink:type="simple" xlink:show="embed" xlink:actuate="onLoad" draw:mime-type="image/png"/></draw:frame><draw:frame draw:style-name="fr2" draw:name="Image3" text:anchor-type="char" svg:x="3.422in" svg:y="0.0484in" svg:width="3.6799in" svg:height="2.0681in" draw:z-index="2"><draw:image xlink:href="Pictures/100002010000025D000001547F7DF404B6BDE392.png" xlink:type="simple" xlink:show="embed" xlink:actuate="onLoad" draw:mime-type="image/png"/></draw:frame></text:p>
      <text:p text:style-name="P3"><draw:frame draw:style-name="fr1" draw:name="Image2" text:anchor-type="as-char" svg:y="-1.1055in" svg:width="4.2661in" svg:height="2.3992in" draw:z-index="1"><draw:image xlink:href="Pictures/10000201000001F2000001182758FAD49C557FFB.png" xlink:type="simple" xlink:show="embed" xlink:actuate="onLoad" draw:mime-type="image/png"/></draw:frame></text:p>
      <text:p text:style-name="P3"><text:soft-page-break/><draw:frame draw:style-name="fr1" draw:name="Image1" text:anchor-type="as-char" svg:y="-5.2563in" svg:width="4.2118in" svg:height="2.3673in" draw:z-index="0"><draw:image xlink:href="Pictures/100002010000025D000001545D079210E591306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31:49.510139250</meta:creation-date>
    <dc:date>2023-11-01T20:10:26.405481966</dc:date>
    <meta:editing-duration>PT24M13S</meta:editing-duration>
    <meta:editing-cycles>3</meta:editing-cycles>
    <meta:generator>LibreOffice/7.0.4.2$Linux_X86_64 LibreOffice_project/00$Build-2</meta:generator>
    <meta:document-statistic meta:table-count="0" meta:image-count="6" meta:object-count="0" meta:page-count="2" meta:paragraph-count="5" meta:word-count="8" meta:character-count="54" meta:non-whitespace-character-count="49"/>
  </office:meta>
</office:document-meta>
</file>